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Consolas, 'Liberation Mono', Menlo, Courier, monospace"/>
    <style:font-face style:name="apple-system" svg:font-family="apple-system, BlinkMacSystemFont, 'Segoe UI', Helvetica, Arial, sans-serif, 'Apple Color Emoji', 'Segoe UI Emoji', 'Segoe UI Symbol'"/>
  </office:font-face-decls>
  <office:automatic-styles>
    <style:style style:name="P1" style:family="paragraph" style:parent-style-name="Heading_20_2">
      <style:paragraph-properties fo:text-align="center" style:justify-single-word="false"/>
      <style:text-properties fo:font-variant="normal" fo:text-transform="none" fo:color="#24292e" loext:opacity="100%" style:font-name="apple-system" fo:letter-spacing="normal" fo:font-style="normal" fo:font-weight="bold" style:font-weight-asian="bold" style:font-weight-complex="bold"/>
    </style:style>
    <style:style style:name="P2" style:family="paragraph" style:parent-style-name="Heading_20_3">
      <style:paragraph-properties fo:margin-left="0in" fo:margin-right="0in" fo:margin-top="0.25in" fo:margin-bottom="0.1665in" style:contextual-spacing="false" fo:line-height="125%" fo:orphans="2" fo:widows="2" fo:text-indent="0in" style:auto-text-indent="false"/>
      <style:text-properties fo:font-variant="normal" fo:text-transform="none" fo:color="#24292e" loext:opacity="100%" style:font-name="apple-system" fo:letter-spacing="normal" fo:font-style="normal" fo:font-weight="bold" style:font-weight-asian="bold" style:font-weight-complex="bold"/>
    </style:style>
    <style:style style:name="P3" style:family="paragraph" style:parent-style-name="Preformatted_20_Text">
      <loext:graphic-properties draw:fill="solid" draw:fill-color="#f6f8fa" draw:opacity="100%"/>
      <style:paragraph-properties fo:margin-left="0in" fo:margin-right="0in" fo:margin-top="0in" fo:margin-bottom="0in" style:contextual-spacing="false" fo:line-height="145%" fo:text-align="start" style:justify-single-word="false" fo:orphans="2" fo:widows="2" fo:text-indent="0in" style:auto-text-indent="false" fo:background-color="#f6f8fa" fo:padding="0in" fo:border="none"/>
    </style:style>
    <style:style style:name="P4" style:family="paragraph" style:parent-style-name="Preformatted_20_Text">
      <loext:graphic-properties draw:fill="solid" draw:fill-color="#f6f8fa" draw:opacity="100%"/>
      <style:paragraph-properties fo:margin-left="0in" fo:margin-right="0in" fo:margin-top="0in" fo:margin-bottom="0in" style:contextual-spacing="false" fo:line-height="145%" fo:text-align="start" style:justify-single-word="false" fo:orphans="2" fo:widows="2" fo:text-indent="0in" style:auto-text-indent="false" fo:background-color="#f6f8fa" fo:padding="0in" fo:border="none"/>
      <style:text-properties officeooo:paragraph-rsid="0016f6a6"/>
    </style:style>
    <style:style style:name="P5"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loext:opacity="100%" style:font-name="apple-system" fo:font-size="12pt" fo:letter-spacing="normal" fo:font-style="normal" fo:font-weight="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style>
    <style:style style:name="T1" style:family="text">
      <style:text-properties fo:font-variant="normal" fo:text-transform="none" fo:color="#000000" loext:opacity="100%" style:font-name="Consolas" fo:font-size="9.75pt" fo:letter-spacing="normal" fo:font-style="normal" fo:font-weight="normal" fo:background-color="transparent" loext:char-shading-value="0" loext:padding="0in" loext:border="none"/>
    </style:style>
    <style:style style:name="T2" style:family="text">
      <style:text-properties fo:font-variant="normal" fo:text-transform="none" fo:color="#24292e" loext:opacity="100%" style:font-name="apple-system" fo:font-size="12pt" fo:letter-spacing="normal" fo:font-style="normal" fo:font-weight="normal"/>
    </style:style>
    <style:style style:name="T3" style:family="text">
      <style:text-properties fo:font-variant="normal" fo:text-transform="none" fo:color="#24292e" loext:opacity="100%" style:font-name="SFMono-Regular" fo:font-size="9.75pt" fo:letter-spacing="normal" fo:font-style="normal" fo:font-weight="normal" fo:background-color="#1b1f23" loext:char-shading-value="0" loext:padding="0in" loext:border="none"/>
    </style:style>
    <style:style style:name="T4" style:family="text">
      <style:text-properties officeooo:rsid="001680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samba-server"/><text:span text:style-name="T4">In-class Tutorial: Setting up a </text:span>Samba Server</text:h>
      <text:h text:style-name="P2" text:outline-level="3"><text:bookmark text:name="what-is-samba"/>What is Samba?</text:h>
      <text:p text:style-name="P5">Samba is a free, open-source software suite that provides file and print services to SMB/CIFS clients, allowing interoperability between Unix/Linux and Windows machines. Here are some key aspects of Samba:</text:p>
      <text:p text:style-name="P5">File and Print Sharing: Samba allows Unix/Linux systems to share files and printers with Windows clients and vice versa. It uses the SMB (Server Message Block) protocol, which is also known as CIFS (Common Internet File System).</text:p>
      <text:p text:style-name="P5">Interoperability: Samba makes it possible for Unix/Linux systems to appear as Windows servers on a network, allowing seamless file sharing between different operating systems.</text:p>
      <text:p text:style-name="P5">Domain Controller: Samba can function as a Primary Domain Controller (PDC) or a Backup Domain Controller (BDC) in a Windows NT domain. It can also join Active Directory as a member.</text:p>
      <text:p text:style-name="P5">Authentication and Authorization: Samba can handle user authentication and authorization, integrating with various backend systems such as LDAP, Active Directory, and local Unix/Linux password files.</text:p>
      <text:p text:style-name="P5">Network Browsing: Samba allows Unix/Linux machines to participate in Windows network browsing, making them visible in the Network Neighborhood or My Network Places on Windows machines.</text:p>
      <text:p text:style-name="P5">Key Components of Samba smbd: The SMB/CIFS server daemon that provides file and print services to SMB/CIFS clients.</text:p>
      <text:p text:style-name="P5">nmbd: The NetBIOS name server daemon that handles NetBIOS name resolution and browsing.</text:p>
      <text:p text:style-name="P5">winbindd: This service allows for the integration of Unix/Linux systems with Windows NT-based systems, enabling domain authentication.</text:p>
      <text:p text:style-name="P5">Common Use Cases Home Networks: Sharing files and printers between different operating systems within a home network. Office Networks: Centralized file and print services in mixed OS environments, often replacing or supplementing Windows servers. Domain Services: Acting as a domain controller in small to medium-sized networks.</text:p>
      <text:h text:style-name="P2" text:outline-level="3"><text:bookmark text:name="installation"/><text:soft-page-break/>Installation</text:h>
      <text:p text:style-name="P5">To start a Samba server (also known as a Samba "driver") on a Linux system, you need to install the Samba package, configure it, and then start the Samba services. Here's a step-by-step guide:</text:p>
      <text:p text:style-name="P3"><text:span text:style-name="Source_20_Text"><text:span text:style-name="T1">sudo apt update</text:span></text:span></text:p>
      <text:p text:style-name="P3"><text:span text:style-name="Source_20_Text"><text:span text:style-name="T1">sudo apt install samba</text:span></text:span></text:p>
      <text:h text:style-name="P2" text:outline-level="3"><text:bookmark text:name="configuration"/>Configuration</text:h>
      <text:p text:style-name="P5">Configure Samba:</text:p>
      <text:p text:style-name="P6"><text:span text:style-name="T2">Edit the Samba configuration file </text:span><text:span text:style-name="Source_20_Text"><text:span text:style-name="T3">/etc/samba/smb.conf</text:span></text:span><text:span text:style-name="T2"> to define your shared directories and settings. For example:</text:span></text:p>
      <text:p text:style-name="P6"><text:span text:style-name="T2"/></text:p>
      <text:p text:style-name="P4"><text:span text:style-name="Source_20_Text"><text:span text:style-name="T1">[shared]</text:span></text:span></text:p>
      <text:p text:style-name="P3"><text:span text:style-name="Source_20_Text"><text:span text:style-name="T1">path = /srv/samba/shared</text:span></text:span></text:p>
      <text:p text:style-name="P3"><text:span text:style-name="Source_20_Text"><text:span text:style-name="T1">read only = no</text:span></text:span></text:p>
      <text:p text:style-name="P3"><text:span text:style-name="Source_20_Text"><text:span text:style-name="T1">browsable = yes</text:span></text:span></text:p>
      <text:h text:style-name="P2" text:outline-level="3"><text:bookmark text:name="create-the-shared-directory"/>Create the Shared Directory</text:h>
      <text:p text:style-name="P3"><text:span text:style-name="Source_20_Text"><text:span text:style-name="T1">sudo mkdir -p /srv/samba/shared</text:span></text:span></text:p>
      <text:p text:style-name="P3"><text:span text:style-name="Source_20_Text"><text:span text:style-name="T1">sudo chown nobody:nogroup /srv/samba/shared</text:span></text:span></text:p>
      <text:p text:style-name="P3"><text:span text:style-name="Source_20_Text"><text:span text:style-name="T1">sudo chmod 0775 /srv/samba/shared</text:span></text:span></text:p>
      <text:h text:style-name="P2" text:outline-level="3"><text:bookmark text:name="add-samba-users"/>Add Samba Users</text:h>
      <text:p text:style-name="P5">Add a user to Samba (the user must already exist on the system):</text:p>
      <text:p text:style-name="P6"><text:span text:style-name="Source_20_Text"><text:span text:style-name="T3">sudo smbpasswd -a username</text:span></text:span></text:p>
      <text:h text:style-name="P2" text:outline-level="3"><text:bookmark text:name="start-the-samba-services"/>Start the Samba Services</text:h>
      <text:p text:style-name="P3"><text:span text:style-name="Source_20_Text"><text:span text:style-name="T1">sudo systemctl restart smbd</text:span></text:span></text:p>
      <text:p text:style-name="P3"><text:span text:style-name="Source_20_Text"><text:span text:style-name="T1">sudo systemctl enable smbd</text:span></text:span></text:p>
      <text:p text:style-name="P3"><text:span text:style-name="Source_20_Text"><text:span text:style-name="T1">sudo systemctl restart nmbd</text:span></text:span></text:p>
      <text:p text:style-name="P3"><text:span text:style-name="Source_20_Text"><text:span text:style-name="T1">sudo systemctl enable nmbd</text:span></text:span></text:p>
      <text:h text:style-name="P2" text:outline-level="3"><text:bookmark text:name="verify-the-samba-configuration"/><text:soft-page-break/>Verify the Samba Configuration</text:h>
      <text:p text:style-name="P6"><text:span text:style-name="T2">Check the Samba configuration for any syntax errors, </text:span><text:span text:style-name="Source_20_Text"><text:span text:style-name="T3">testparm</text:span></text:span><text:span text:style-name="T2">.</text:span></text:p>
      <text:h text:style-name="P2" text:outline-level="3"><text:bookmark text:name="access-the-share"/>Access the Share</text:h>
      <text:p text:style-name="P6"><text:span text:style-name="T2">From a Windows machine or another Samba client, you can access the share by navigating to </text:span><text:span text:style-name="Source_20_Text"><text:span text:style-name="T3">\\hostname\shared</text:span></text:span><text:span text:style-name="T2"> where hostname is the name of your Samba server.</text:span></text:p>
      <text:p text:style-name="P5">for Example, from Mac, you can do this,</text:p>
      <text:p text:style-name="P6"><text:span text:style-name="Source_20_Text"><text:span text:style-name="T3">smb://xiaofengli@192.168.0.105</text:span></text:span></text:p>
      <text:h text:style-name="P2" text:outline-level="3"><text:bookmark text:name="check-logs"/>Check logs</text:h>
      <text:p text:style-name="P6"><text:span text:style-name="T2">If you encounter any issues, checking the Samba logs can be helpful. They are usually located in </text:span><text:span text:style-name="Source_20_Text"><text:span text:style-name="T3">/var/log/samba/</text:span></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Consolas, 'Liberation Mono', Menlo, Courier, monospace"/>
    <style:font-face style:name="apple-system" svg:font-family="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18:13:56.200589861</meta:creation-date>
    <dc:date>2025-09-10T18:15:57.095229901</dc:date>
    <meta:editing-duration>PT1M57S</meta:editing-duration>
    <meta:editing-cycles>8</meta:editing-cycles>
    <meta:generator>LibreOffice/24.2.7.2$Linux_X86_64 LibreOffice_project/420$Build-2</meta:generator>
    <meta:document-statistic meta:table-count="0" meta:image-count="0" meta:object-count="0" meta:page-count="3" meta:paragraph-count="43" meta:word-count="475" meta:character-count="3163" meta:non-whitespace-character-count="2731"/>
  </office:meta>
</office:document-meta>
</file>